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Thumbnails/thumbnail.png" manifest:version="1.2"/>
  <manifest:file-entry manifest:media-type="application/binary" manifest:full-path="layout-cache" manifest:version="1.2"/>
  <manifest:file-entry manifest:media-type="application/xml" manifest:full-path="settings.xml" manifest:version="1.2"/>
  <manifest:file-entry manifest:media-type="application/xml" manifest:full-path="meta.xml" manifest:version="1.2"/>
  <manifest:file-entry manifest:media-type="application/xml" manifest:full-path="styles.xml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Mustapha Lateb</text:p>
      <text:p text:style-name="Text_20_body">Site: <text:a xlink:type="simple" xlink:href="https://mlateb.github.io/" office:name=""><text:span text:style-name="Definition">https://mlateb.github.io/</text:span></text:a><text:line-break/>Email: <text:a xlink:type="simple" xlink:href="mailto:mustapha.lateb@gmail.com" office:name=""><text:span text:style-name="Definition">mustapha.lateb@gmail.com</text:span></text:a><text:line-break/>GitHub: <text:a xlink:type="simple" xlink:href="https://github.com/mlateb" office:name=""><text:span text:style-name="Definition">https://github.com/mlateb</text:span></text:a></text:p>
      <text:h text:style-name="Heading_20_2" text:outline-level="2"><text:bookmark-start text:name="éducation"/>Éducation<text:bookmark-end text:name="éducation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Sawasdee1" svg:font-family="Sawasdee" style:font-adornments="Bold" style:font-pitch="variable"/>
    <style:font-face style:name="Sawasdee" svg:font-family="Sawasdee" style:font-adornments="Regular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in" fo:margin-bottom="0in" style:contextual-spacing="false" fo:line-height="107%" fo:text-align="start" style:justify-single-word="false"/>
      <style:text-properties style:font-name="Sawasdee" fo:font-family="Sawasdee" style:font-style-name="Regular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799in" style:contextual-spacing="false" fo:text-align="start" style:justify-single-word="false" style:shadow="none"/>
      <style:text-properties fo:text-transform="uppercase" style:font-name="Sawasdee1" fo:font-family="Sawasdee" style:font-style-name="Bold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701in" fo:margin-bottom="0.0201in" style:contextual-spacing="false" fo:background-color="transparent" fo:padding="0.0201in" fo:border-left="none" fo:border-right="none" fo:border-top="none" fo:border-bottom="0.06pt solid #000000" style:shadow="none">
        <style:background-image/>
      </style:paragraph-properties>
      <style:text-properties fo:text-transform="uppercase" style:font-name="Sawasdee" fo:font-family="Sawasdee" style:font-style-name="Regular" style:font-pitch="variabl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margin-top="0in" fo:margin-bottom="0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margin-top="0in" fo:margin-bottom="0in" style:contextual-spacing="false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margin-top="0in" fo:margin-bottom="0in" style:contextual-spacing="false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margin-top="0in" fo:margin-bottom="0in" style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1965in" style:contextual-spacing="false" style:page-number="auto" fo:break-after="page" fo:background-color="transparent" fo:padding="0in" fo:border="none" style:shadow="none" text:number-lines="false" text:line-number="0" style:join-border="false">
        <style:background-image/>
      </style:paragraph-properties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List_20_Indent" style:display-name="List Indent" style:family="paragraph" style:parent-style-name="Text_20_body" style:class="text">
      <style:paragraph-properties fo:margin-left="2.5299in" fo:margin-right="0in" fo:text-indent="-2.4701in" style:auto-text-indent="false">
        <style:tab-stops/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Times New Roman1" fo:font-family="'Times New Roman'" style:font-style-name="Regular" style:font-family-generic="roman" style:font-pitch="variable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style:use-window-font-color="true" style:font-name="Sawasdee" fo:font-family="Sawasdee" style:font-style-name="Regular" style:font-pitch="variable" style:text-underline-style="dash" style:text-underline-width="auto" style:text-underline-color="#b2b2b2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bullet text:level="1" text:style-name="Bullet_20_Symbols" text:bullet-char="➢">
        <style:list-level-properties text:min-label-width="0.55in"/>
        <style:text-properties fo:font-family="StarSymbol" style:font-charset="x-symbol"/>
      </text:list-level-style-bullet>
      <text:list-level-style-bullet text:level="2" text:style-name="Bullet_20_Symbols" text:bullet-char="">
        <style:list-level-properties text:space-before="0.1972in" text:min-label-width="0.55in"/>
        <style:text-properties fo:font-family="StarSymbol" style:font-charset="x-symbol"/>
      </text:list-level-style-bullet>
      <text:list-level-style-bullet text:level="3" text:style-name="Bullet_20_Symbols" text:bullet-char="">
        <style:list-level-properties text:space-before="0.3937in" text:min-label-width="0.55in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0.5909in" text:min-label-width="0.55in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0.7874in" text:min-label-width="0.55in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0.9846in" text:min-label-width="0.55in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1.1811in" text:min-label-width="0.55in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1.3783in" text:min-label-width="0.55in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1.5752in" text:min-label-width="0.55in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1.772in" text:min-label-width="0.55in"/>
        <style:text-properties fo:font-family="StarSymbol" style:font-charset="x-symbol"/>
      </text:list-level-style-bullet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Bullet_20_Symbols" text:bullet-char="">
        <style:list-level-properties text:min-label-width="0.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5in" text:min-label-width="0.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in" text:min-label-width="0.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4in" text:min-label-width="0.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in" text:min-label-width="0.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3in" text:min-label-width="0.1in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Bullet_20_Symbols" text:bullet-char="">
        <style:list-level-properties text:min-label-width="0.118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181in" text:min-label-width="0.118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2362in" text:min-label-width="0.118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3539in" text:min-label-width="0.118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472in" text:min-label-width="0.118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5902in" text:min-label-width="0.118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7091in" text:min-label-width="0.118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8272in" text:min-label-width="0.118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0.9453in" text:min-label-width="0.118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063in" text:min-label-width="0.1181in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</text:list-style>
    <text:list-style style:name="List_20_4" style:display-name="List 4">
      <text:list-level-style-bullet text:level="1" text:style-name="Bullet_20_Symbols" text:bullet-char="">
        <style:list-level-properties text:min-label-width="0.157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9in" text:min-label-width="0.157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57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4in" text:min-label-width="0.157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57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8in" text:min-label-width="0.157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57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4in" text:min-label-width="0.157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57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7in" text:min-label-width="0.1575in"/>
        <style:text-properties fo:font-family="Star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063in" fo:margin-bottom="0.5563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ustapha Lateb</dc:title>
  </office:meta>
</office:document-meta>
</file>